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3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4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5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6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7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8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9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10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1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2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3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14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5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6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17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8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19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20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4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5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6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27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8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29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30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31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P32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33" style:parent-style-name="Обычный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P34" style:parent-style-name="Обычный" style:family="paragraph">
      <style:text-properties fo:language="ru" fo:country="RU"/>
    </style:style>
  </office:automatic-styles>
  <office:body>
    <office:text text:use-soft-page-breaks="true">
      <text:p text:style-name="P1">Извечное соперничество двух столиц напоминает поведение подруг, которые стараются перещеголять друг друга красотой, умом, манерами, финансовыми возможностями. Ежегодно обе столицы пополняются не только туристами, спешащими набраться впечатлений и укатить обратно, но и отважными переселенцами. Тысячи человек приезжают из глубинки искать лучшей жизни. Конечно, многих интересует, где лучше жить — в Питере или Москве? Постараемся дать ответ, разобрав факты и наиболее популярные заблуждения.</text:p>
      <text:h text:style-name="P2" text:outline-level="2">Москва и Питер: сравнение</text:h>
      <text:p text:style-name="P3">Очевидно, что действующая столица превосходит размерами и численностью свою северную подругу. На вопрос, какой город больше<text:s/>—<text:s/>Питер или Москва ответ очевиден. В столице численность населения составляет 12 миллионов человек, а плотность<text:s/>—<text:s/>4910 человек на 1 кв. километр. В городе не Неве проживают 5 миллионов человек, а плотность составляет 3631 человек на кв. километр. Нетрудно ответить на вопрос, во сколько раз Москва больше Питера<text:s/>—<text:s/>получается, что более чем в 2 раза по численности населения. Кроме того, жителям здесь более тесно.</text:p>
      <text:p text:style-name="P4">Мы привыкли, что добраться из одного города в другой можно очень быстро<text:s/>—<text:s/>спасибо самолетам и скоростным поездам. Однако многих по-прежнему интересует вопрос, какое расстояние от Москвы до Питера. Города разделяет 714 километров, а объединяет<text:s/>—<text:s/>множество способов их преодолеть. На вопрос, сколько от Москвы до Питера ехать, каждый отвечает для себя сам. Самолетом добраться можно буквально за час, Сапсаном<text:s/>—<text:s/>за 4-5 часов. И, конечно, все еще можно по старинке взять полку в купе или плацкарте, купить у проводницы чай и вафли и насладиться ночью в поезде.</text:p>
      <text:p text:style-name="P5">Время в Питере и Москве одинаковое. Оба города расположены в одном часовом поясе, поэтому стрелки часов приезжим переводить не приходится. Разница во времени Москва-Питер не существует, поэтому никогда не станет причиной опоздания на концерт или в театр. Договариваться о встречах тоже очень удобно<text:s/>—<text:s/>не надо делать никаких поправок на часовые пояса.</text:p>
      <text:h text:style-name="P6" text:outline-level="2">Где лучше погода<text:s/>—<text:s/>в Питере или Москве?</text:h>
      <text:p text:style-name="P7">Ответить на этот вопрос сможет любой житель этих городов<text:s/>—<text:s/>конечно, в столице намного комфортнее. Замечено, что здесь более солнечно, почти не бывает ветреных дней. Весна наступает раньше. Нередко городская зелень, кустарники успевают распуститься и отцвести, когда в городе на Неве еще только завязываются почки. О питерских дождях ходят легенды<text:s/>—<text:s/>иногда они льют целый месяц без перерыва. «Удовольствия» добавляет морской ветер с Финского залива, выворачивающий зонтики и срывающий шарфы и головные уборы. Кстати, в городе на Неве куртки и шарфы не принято убирать на лето в шкаф<text:s/>—<text:s/>все равно пригодятся.</text:p>
      <text:p text:style-name="P8">Нельзя забыть о таком природном явлении, как белые ночи. Весь июнь солнце заходит поздно, а появляется на горизонте рано. Поэтому скептики не могут спать без маски на лице, а романтики<text:s/>—<text:s/>счастливы гулять по чуть темнеющим набережным и встречать рассветы уже в четвертом часу утра.</text:p>
      <text:h text:style-name="P9" text:outline-level="2">Транспорт: Москва против Питера</text:h>
      <text:p text:style-name="P10">Немаловажный фактор для каждого, кто собирается переезжать. Как быстро можно передвигаться по этим городам с помощью общественного транспорта и насколько это комфортно? Как долго придется стоять в пробках, если ездить на личном авто?</text:p>
      <text:p text:style-name="P11">Московское метро известно всей переполненностью в час пик, однако, по отзывам очевидцев, люди действуют более организованно, чем в Северной столице. Они технично двигаются колоннами, четко зная где и когда повернуть, посторониться, пропустить других. Петербуржцы в целом более медленные. Подъем вверх по эскалатору пешком<text:s/>—<text:s/>привычка москвичей, вызывает у них удивление. На самом деле, эскалаторы в СПб гораздо длиннее, поэтому здесь это мало кому приходит в голову.</text:p>
      <text:p text:style-name="P12">Автомобильные пробки в обоих городах случаются, однако благодаря выделенным полосам, пассажиров общественного транспорта они мало беспокоят.</text:p>
      <text:h text:style-name="P13" text:outline-level="2">Поездки за границу из Питера и Москвы</text:h>
      <text:p text:style-name="P14">Из столицы путешествовать самолетом удобнее и выгоднее: рейсов больше, много лоукостеров. Таким образом, найти дешевые авиабилеты практически в любую точку мира не представляет сложности.<text:s/>Опять же, из столицы удобнее и ближе ездить на Черное море.</text:p>
      <text:p text:style-name="P15">Петербург находится близко к европейским границам. У местных жителей принято проводить выходные в Финляндии или Эстонии, часто с целью шопинга. Многие делают такие поездки бизнесом<text:s/>—<text:s/>нередки магазины «Товары из Финляндии» с санкционным сыром и другими молочными продуктами, витаминами, сладостями.</text:p>
      <text:h text:style-name="P16" text:outline-level="2">Чем произношение в Москве от Питера отличается</text:h>
      <text:p text:style-name="P17">Разница в речи известна<text:s/>—<text:s/>москвичи «акают», поэтому их нетрудно узнать по разговору на улице, в толпе. Петербуржцы произносят согласные более четко. Например, в словах «что», «булочная» отлично слышится «ч», в Москве заменяемое на более мягкое «ш».</text:p>
      <text:p text:style-name="P18">Еще одно известное отличие: бордюр и поребрик Питер и Москва называют<text:s/>по-разному несмотря на то, что<text:s/>это один и тот же предмет. Первый вариант предпочитают москвичи, а второй<text:s/>—<text:s/>петербуржцы.</text:p>
      <text:h text:style-name="P19" text:outline-level="2">Питер или Москва: где лучше учиться?</text:h>
      <text:p text:style-name="P20">Благодаря введению ЕГЭ<text:s/>ситуация с поступлением в ВУЗы упростилась. Теперь нет необходимости ехать куда-либо с неясными перспективами<text:s/>—<text:s/>достаточно отправить заявку по электронной почте. Однако каждому потенциальному студенту все равно надо ответить на вопрос: чем отличается Москва от Питера лично для меня и где я хочу жить? Легендарные учебные заведения присутствуют в обоих городах, попасть в них одинаково трудно. Поэтому исходить надо с практической точки зрения: транспортная инфраструктура, доступность жилья, география, культурная жизнь. Решите для себя, где вы хотите прогуливать пары<text:s/>—<text:s/>в парке Горького или в Эрмитаже? И ответ сам придет на ум.</text:p>
      <text:h text:style-name="P21" text:outline-level="2">Путешествие из Питера в Москву</text:h>
      <text:p text:style-name="P22">Несмотря на постоянное соперничество, жители обеих столиц регулярно навещают их. Петербуржцы едут с целью попасть на какие-либо уникальные события, проходящие в России исключительно редко. Например, концерты звезд мировой величины или вернисажи художников. А поехать в Питер на выходные из Москвы считается хорошим тоном. Цель: навестить друзей, погулять по мостам и набережным, расслабиться в совершенно ином ритме города.</text:p>
      <text:p text:style-name="P23">Куда приходит поезд из Москвы в Питер запомнить нетрудно<text:s/>—<text:s/>конечно, на Московский вокзал. Отправившись по обратному маршруту, вы прибудете на Ленинградский вокзал. Запутаться практически невозможно.</text:p>
      <text:p text:style-name="P24">Другой вопрос, который занимает путешественников: что привезти из Москвы в Питер? Простой и приятный подарок<text:s/>—<text:s/>конфеты фабрики «Красный Октябрь», а для взрослых<text:s/>—<text:s/>Московский коньяк. По дороге обратно прихватите, в свою очередь, сладости фабрики Крупской, шампанское Лев Голицын, корюшку в сезон.</text:p>
      <text:p text:style-name="P25">Тех, кто не готов пока совершать визиты, интересует, сколько идет посылка из Питера в Москву. Если вы не готовы переплачивать за срочность, то стоит рассчитывать, как минимум, на 3 дня. Другой вопрос<text:s/>—<text:s/>сколько стоит посылка из Москвы в Питер? Все зависит не только от класса и срочности отправления, но и от веса и объявленной ценности. Сколько идет письмо из Москвы в Питер? Все те же минимальные 2-3 дня. Проволочки связаны с процессом обработки корреспонденции, ведь сама по себе доставка осуществляется за несколько часов.</text:p>
      <text:h text:style-name="P26" text:outline-level="2">Стоит ли переезжать в Питер из Москвы?</text:h>
      <text:p text:style-name="P27">Стоит оценить наиболее значимые факторы. Как известно, зарплаты в столице выше, да и предложений работы намного больше. Поэтому, скорее всего, выбор специальностей будет больше, плюс возможность работать в одной из мировых корпораций-гигантов. С другой стороны, цены на жилье в столице куда выше. Молодой специалист после окончания университета, как правило, не может позволить себе снимать квартиру. Для этого надо набраться опыта и перейти на более высокооплачиваемую должность. А лучше<text:s/>—<text:s/>завести друга/подругу и делить расходы.</text:p>
      <text:p text:style-name="P28">Проезд в общественном транспорте в Москве дешевле, это же касается и различных проездных, включая студенческие<text:s/>—<text:s/>условия выгоднее. Что касается цен на продукты питания, они разные даже в пределах одного города и района, поэтому сравнивать непросто. Однако, москвичи замечают, что цена обычного хлеба без изысков у них ниже, чем в Северной столице.</text:p>
      <text:p text:style-name="P29">Легко ли ориентироваться в этих городах? Столица известна своими старыми кривыми улочками, тогда как город на Неве как будто построен по линейке<text:s/>—<text:s/>прямые проспекты тянутся на много километров вперед. Две крайние точки центральной улицы<text:s/>—<text:s/>шпиль Адмиралтейства и стела на площади Восстания легко могут подмигнуть друг другу. С другой стороны, у каждого современного жителя мегаполиса есть мобильный гаджет, в котором легко подсмотреть карту, независимо от наличия подключения к интернету. Кажется, заблудиться и потеряться в 21 веке невозможно.</text:p>
      <text:p text:style-name="P30">Есть ли различия в инфраструктуре, чистоте городов? Тут не стоит забывать, что оба города находятся в России, и красота может быть наведена в считанные дни перед важным событием или визитом VIP. Москва преобразилась к Чемпионату мира по хоккею, а в 2017 году Санкт-Петербург заметно похорошел к Кубку конфедераций.</text:p>
      <text:h text:style-name="P31" text:outline-level="2">Душевность: Москва или Питер?</text:h>
      <text:p text:style-name="P32">Кто-то считает, что люди в столице злые, во всем ищут выгоду и стараются нажиться на других, идут по головам. Другие вспоминают холодность петербуржцев, их снобизм и отношение свысока ко всем, кто хоть в чем-то им уступает. Трудно дать четкий ответ<text:s/>—<text:s/>все зависит от конкретных людей, которыми вы себя окружаете. Бескорыстные и готовые прийти на помощь горожане есть в обеих географических точках, но, как и везде, их очень мало.</text:p>
      <text:p text:style-name="P33">Помогают ли факты и разумные доводы принять решение? Чаще всего, да. Однако иногда надо просто следовать зову сердца. Достаточно найти свое любимое место в Питере или Москве, и уезжать совершенно не захочется. Кого-то вдохновляют сталинские высотки, а кого-то<text:s/>—<text:s/>северное барокко. Стоит прислушаться к себе<text:s/>—<text:s/>в глубине души вы уже знаете ответ.</text:p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ru" fo:country="RU" style:language-asian="ru" style:country-asian="RU" style:language-complex="ar" style:country-complex="SA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khail Liakhovets</dc:creator>
    <meta:creation-date>2009-04-16T11:32:00Z</meta:creation-date>
    <dc:date>2021-12-10T07:10:00Z</dc:date>
    <meta:template xlink:href="Normal.dotm" xlink:type="simple"/>
    <meta:editing-cycles>6</meta:editing-cycles>
    <meta:editing-duration>PT4740S</meta:editing-duration>
    <meta:user-defined meta:name="Info 1"/>
    <meta:user-defined meta:name="Info 2"/>
    <meta:user-defined meta:name="Info 3"/>
    <meta:user-defined meta:name="Info 4"/>
    <meta:document-statistic meta:page-count="1" meta:paragraph-count="19" meta:word-count="1430" meta:character-count="9564" meta:row-count="67" meta:non-whitespace-character-count="8153"/>
  </office:meta>
</office:document-meta>
</file>